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reate table customer(</text:p>
      <text:p text:style-name="Standard">cid varchar(5) primary key,</text:p>
      <text:p text:style-name="Standard">cname varchar(20),</text:p>
      <text:p text:style-name="Standard">address varchar(50),</text:p>
      <text:p text:style-name="Standard">ph_no integer(10));</text:p>
      <text:p text:style-name="Standard"/>
      <text:p text:style-name="Standard">create table cars(</text:p>
      <text:p text:style-name="Standard">rg_no varchar(10) primary key,</text:p>
      <text:p text:style-name="Standard">type varchar(10),</text:p>
      <text:p text:style-name="Standard">price numeric(7,2),</text:p>
      <text:p text:style-name="Standard">amount numeric(7,2),</text:p>
      <text:p text:style-name="Standard">made varchar(10),</text:p>
      <text:p text:style-name="Standard">cid varchar(5),</text:p>
      <text:p text:style-name="Standard">foreign key(cid) references customer(cid));</text:p>
      <text:p text:style-name="Standard"/>
      <text:p text:style-name="Standard">create table driver(</text:p>
      <text:p text:style-name="Standard">licence_no varchar(10) primary key,</text:p>
      <text:p text:style-name="Standard">name varchar(20),</text:p>
      <text:p text:style-name="Standard">address varchar(50),</text:p>
      <text:p text:style-name="Standard">dob date,</text:p>
      <text:p text:style-name="Standard">blood_g varchar(3),</text:p>
      <text:p text:style-name="Standard">ph_no integer(10));</text:p>
      <text:p text:style-name="Standard"/>
      <text:p text:style-name="Standard"/>
      <text:p text:style-name="Standard">create table accident(</text:p>
      <text:p text:style-name="Standard">report_no varchar(10) primary key,</text:p>
      <text:p text:style-name="Standard">location varchar(10),</text:p>
      <text:p text:style-name="Standard">date1 date,</text:p>
      <text:p text:style-name="Standard">type varchar(20),</text:p>
      <text:p text:style-name="Standard">lisence_no varchar(10),</text:p>
      <text:p text:style-name="Standard">foreign key(lisence_no) references driver(lisence_no));</text:p>
      <text:p text:style-name="Standard"/>
      <text:p text:style-name="Standard">create table injured(</text:p>
      <text:p text:style-name="Standard">id varchar(5) primary key,</text:p>
      <text:p text:style-name="Standard">status varchar(10));</text:p>
      <text:p text:style-name="Standard"/>
      <text:p text:style-name="Standard"/>
      <text:p text:style-name="Standard">create table drives(</text:p>
      <text:p text:style-name="Standard">rg_no varchar(10),</text:p>
      <text:p text:style-name="Standard">lisence_no varchar(10),</text:p>
      <text:p text:style-name="Standard">foreign key(rg_no) references cars(rg_no),</text:p>
      <text:p text:style-name="Standard">foreign key(lisence_no) references driver(lisence_no));</text:p>
      <text:p text:style-name="Standard"/>
      <text:p text:style-name="Standard">create table does(</text:p>
      <text:p text:style-name="Standard">rg_no varchar(10),</text:p>
      <text:p text:style-name="Standard">report_no varchar(10),</text:p>
      <text:p text:style-name="Standard">foreign key(rg_no) references cars(rg_no),</text:p>
      <text:p text:style-name="Standard">foreign key(report_no) references accident(report_no));</text:p>
      <text:p text:style-name="Standard"/>
      <text:p text:style-name="Standard"/>
      <text:p text:style-name="Standard"/>
      <text:p text:style-name="Standard">create table doneby(</text:p>
      <text:p text:style-name="Standard">report_no varchar(10),</text:p>
      <text:p text:style-name="Standard">lisence_no varchar(10),</text:p>
      <text:p text:style-name="Standard">foreign key(lisence_no) references driver(lisence_no),</text:p>
      <text:p text:style-name="Standard">foreign key(report_no) references accident(report_no));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ans" fo:font-size="12pt" fo:language="en" fo:country="US" style:font-name-asian="DejaVu Sans2" style:font-size-asian="12pt" style:language-asian="en" style:country-asian="US" style:font-name-complex="DejaVu Sans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9-10-22T15:21:00</meta:creation-date>
    <dc:date>2009-10-22T16:06:19</dc:date>
    <dc:language>en-US</dc:language>
    <meta:editing-cycles>9</meta:editing-cycles>
    <meta:editing-duration>PT45M1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45" meta:word-count="194" meta:character-count="1161"/>
  </office:meta>
</office:document-meta>
</file>